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bdbdbd" draw:auto-grow-height="false" fo:min-height="1.3cm"/>
    </style:style>
    <style:style style:name="gr3" style:family="graphic" style:parent-style-name="standard">
      <style:graphic-properties draw:stroke="none" svg:stroke-color="#ffffff" draw:fill="solid" draw:fill-color="#bdbdbd" draw:auto-grow-height="false" fo:min-height="1.3cm"/>
    </style:style>
    <style:style style:name="gr4" style:family="graphic" style:parent-style-name="standard">
      <style:graphic-properties draw:stroke="none" svg:stroke-color="#ffffff" draw:fill="solid" draw:fill-color="#673ab7" draw:auto-grow-height="false" fo:min-height="1.3cm"/>
    </style:style>
    <style:style style:name="gr5" style:family="graphic" style:parent-style-name="objectwithoutfill">
      <style:graphic-properties svg:stroke-color="#000000" draw:marker-end="Arrow" draw:marker-end-width="0.5cm" draw:marker-end-center="false" draw:fill="solid" draw:fill-color="#673ab7" draw:textarea-horizontal-align="right" draw:textarea-vertical-align="middle"/>
    </style:style>
    <style:style style:name="gr6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7" style:family="graphic" style:parent-style-name="standard">
      <style:graphic-properties draw:stroke="none" svg:stroke-color="#ffffff" draw:fill="none" draw:fill-color="#bdbdbd" draw:textarea-vertical-align="top" draw:auto-grow-height="false" fo:min-height="1.3cm"/>
    </style:style>
    <style:style style:name="gr8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9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10" style:family="graphic" style:parent-style-name="objectwithoutfill">
      <style:graphic-properties svg:stroke-color="#000000" draw:marker-start="Arrow" draw:marker-start-width="0.3cm" draw:marker-start-center="false" draw:marker-end="Arrow" draw:marker-end-width="0.3cm" draw:marker-end-center="false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3.92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8.999cm" style:use-optimal-column-width="false"/>
    </style:style>
    <style:style style:name="co2" style:family="table-column">
      <style:table-column-properties style:column-width="9.002cm" style:use-optimal-column-width="false"/>
    </style:style>
    <style:style style:name="co3" style:family="table-column">
      <style:table-column-properties style:column-width="6.984cm" style:use-optimal-column-width="false"/>
    </style:style>
    <style:style style:name="co4" style:family="table-column">
      <style:table-column-properties style:column-width="20.017cm" style:use-optimal-column-width="false"/>
    </style:style>
    <style:style style:name="co5" style:family="table-column">
      <style:table-column-properties style:column-width="14.131cm" style:use-optimal-column-width="false"/>
    </style:style>
    <style:style style:name="co6" style:family="table-column">
      <style:table-column-properties style:column-width="3.869cm" style:use-optimal-column-width="false"/>
    </style:style>
    <style:style style:name="ro1" style:family="table-row">
      <style:table-row-properties style:row-height="2.498cm"/>
    </style:style>
    <style:style style:name="ro2" style:family="table-row">
      <style:table-row-properties style:row-height="2.507cm"/>
    </style:style>
    <style:style style:name="ro3" style:family="table-row">
      <style:table-row-properties style:row-height="2.489cm"/>
    </style:style>
    <style:style style:name="ro4" style:family="table-row">
      <style:table-row-properties style:row-height="2.525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3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bdbdbd"/>
      <style:text-properties fo:font-size="12pt" style:font-size-asian="12pt" style:font-size-complex="12pt"/>
    </style:style>
    <style:style style:name="P9" style:family="paragraph">
      <loext:graphic-properties draw:fill="solid" draw:fill-color="#bdbdbd"/>
      <style:text-properties fo:font-size="18pt" fo:background-color="transparent" style:font-size-asian="18pt" style:font-size-complex="18pt"/>
    </style:style>
    <style:style style:name="P10" style:family="paragraph">
      <loext:graphic-properties draw:fill="solid" draw:fill-color="#673ab7"/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673ab7"/>
      <style:paragraph-properties fo:text-align="end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bdbdbd"/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12pt" fo:background-color="#ffffff" style:font-size-asian="15pt" style:font-size-complex="15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bdbdbd"/>
      <style:paragraph-properties fo:text-align="start"/>
      <style:text-properties fo:font-size="12pt" style:font-size-asian="12pt" style:font-size-complex="12pt"/>
    </style:style>
    <style:style style:name="P18" style:family="paragraph">
      <loext:graphic-properties draw:fill="none" draw:fill-color="#bdbdbd"/>
      <style:paragraph-properties fo:text-align="end"/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style:paragraph-properties fo:text-align="center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background-color="transparent" style:font-size-asian="18pt" style:font-size-complex="18pt"/>
    </style:style>
    <style:style style:name="T7" style:family="text">
      <style:text-properties fo:color="#ffffff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fo:background-color="#ffffff" style:font-size-asian="15pt" style:font-size-complex="15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32pt" fo:font-weight="bold" style:font-weight-asian="bold" style:font-weight-complex="bold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Fundraising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</text:span><text:span text:style-name="T2">Erlangen-Nürnberg</text:span></text:p>
            <text:p text:style-name="P1"><text:span text:style-name="T1">COSS D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</text:span><text:span text:style-name="T4">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The startup time-line</text:p>
              </text:list-item>
              <text:list-item>
                <text:p text:style-name="P5">Types of funding</text:p>
              </text:list-item>
              <text:list-item>
                <text:p text:style-name="P5">The main players</text:p>
              </text:list-item>
              <text:list-item>
                <text:p text:style-name="P5">Evaluation and valuation</text:p>
              </text:list-item>
              <text:list-item>
                <text:p text:style-name="P5">The mechanics of a funding round</text:p>
              </text:list-item>
              <text:list-item>
                <text:p text:style-name="P5">Expectations and risk profiles</text:p>
              </text:list-item>
              <text:list-item>
                <text:p>Growth and funding time-lin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The Startup Time-li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tartup Time-line</text:p>
          </draw:text-box>
        </draw:frame>
        <draw:g>
          <draw:frame draw:style-name="gr2" draw:text-style-name="P8" draw:layer="layout" svg:width="4cm" svg:height="1cm" svg:x="6cm" svg:y="7cm">
            <draw:text-box>
              <text:p><text:span text:style-name="T5">12 months</text:span></text:p>
            </draw:text-box>
          </draw:frame>
          <draw:frame draw:style-name="gr3" draw:text-style-name="P9" draw:layer="layout" svg:width="4cm" svg:height="1cm" svg:x="1cm" svg:y="6cm">
            <draw:text-box>
              <text:p><text:span text:style-name="T6"><text:s/></text:span><text:span text:style-name="T6">university </text:span></text:p>
            </draw:text-box>
          </draw:frame>
          <draw:frame draw:style-name="gr3" draw:text-style-name="P9" draw:layer="layout" svg:width="4cm" svg:height="1cm" svg:x="23cm" svg:y="6cm">
            <draw:text-box>
              <text:p><text:span text:style-name="T6"><text:s/></text:span><text:span text:style-name="T6">post-exit </text:span></text:p>
            </draw:text-box>
          </draw:frame>
          <draw:frame draw:style-name="gr4" draw:text-style-name="P10" draw:layer="layout" svg:width="18cm" svg:height="1cm" svg:x="5cm" svg:y="6cm">
            <draw:text-box>
              <text:p><text:span text:style-name="T7"><text:s/></text:span><text:span text:style-name="T7">private and independent </text:span></text:p>
            </draw:text-box>
          </draw:frame>
          <draw:line draw:style-name="gr5" draw:text-style-name="P12" draw:layer="layout" svg:x1="0.5cm" svg:y1="7cm" svg:x2="27.5cm" svg:y2="7cm">
            <text:p text:style-name="P11"><text:span text:style-name="T8"/></text:p>
            <text:p text:style-name="P11"><text:span text:style-name="T8"/></text:p>
          </draw:line>
          <draw:line draw:style-name="gr6" draw:text-style-name="P13" draw:layer="layout" svg:x1="6cm" svg:y1="8.5cm" svg:x2="6cm" svg:y2="7cm">
            <text:p/>
          </draw:line>
          <draw:frame draw:style-name="gr7" draw:text-style-name="P14" draw:layer="layout" svg:width="5cm" svg:height="1.5cm" svg:x="3.5cm" svg:y="8.5cm">
            <draw:text-box>
              <text:p><text:span text:style-name="T8">Seed</text:span></text:p>
            </draw:text-box>
          </draw:frame>
          <draw:line draw:style-name="gr6" draw:text-style-name="P13" draw:layer="layout" svg:x1="10cm" svg:y1="8.5cm" svg:x2="10cm" svg:y2="7cm">
            <text:p/>
          </draw:line>
          <draw:frame draw:style-name="gr7" draw:text-style-name="P14" draw:layer="layout" svg:width="5cm" svg:height="1.5cm" svg:x="7.5cm" svg:y="8.5cm">
            <draw:text-box>
              <text:p><text:span text:style-name="T8">Series A</text:span></text:p>
            </draw:text-box>
          </draw:frame>
          <draw:line draw:style-name="gr6" draw:text-style-name="P13" draw:layer="layout" svg:x1="16cm" svg:y1="8.5cm" svg:x2="16cm" svg:y2="7cm">
            <text:p/>
          </draw:line>
          <draw:frame draw:style-name="gr7" draw:text-style-name="P14" draw:layer="layout" svg:width="5cm" svg:height="1.5cm" svg:x="13.5cm" svg:y="8.5cm">
            <draw:text-box>
              <text:p><text:span text:style-name="T8">Series B</text:span></text:p>
            </draw:text-box>
          </draw:frame>
          <draw:line draw:style-name="gr6" draw:text-style-name="P13" draw:layer="layout" svg:x1="22cm" svg:y1="8.5cm" svg:x2="22cm" svg:y2="7cm">
            <text:p/>
          </draw:line>
          <draw:frame draw:style-name="gr7" draw:text-style-name="P14" draw:layer="layout" svg:width="5cm" svg:height="2cm" svg:x="19.5cm" svg:y="8.5cm">
            <draw:text-box>
              <text:p><text:span text:style-name="T8">Series n</text:span></text:p>
            </draw:text-box>
          </draw:frame>
          <draw:line draw:style-name="gr8" draw:text-style-name="P13" draw:layer="layout" svg:x1="5cm" svg:y1="7cm" svg:x2="5cm" svg:y2="5.5cm">
            <text:p/>
          </draw:line>
          <draw:frame draw:style-name="gr2" draw:text-style-name="P14" draw:layer="layout" svg:width="5cm" svg:height="2cm" svg:x="2.5cm" svg:y="4cm">
            <draw:text-box>
              <text:p><text:span text:style-name="T8">founding</text:span></text:p>
            </draw:text-box>
          </draw:frame>
          <draw:line draw:style-name="gr9" draw:text-style-name="P13" draw:layer="layout" svg:x1="23cm" svg:y1="7cm" svg:x2="23cm" svg:y2="5.5cm">
            <text:p/>
          </draw:line>
          <draw:frame draw:style-name="gr2" draw:text-style-name="P14" draw:layer="layout" svg:width="5cm" svg:height="2cm" svg:x="20.5cm" svg:y="4cm">
            <draw:text-box>
              <text:p><text:span text:style-name="T8">exit</text:span></text:p>
            </draw:text-box>
          </draw:frame>
          <draw:frame draw:style-name="gr2" draw:text-style-name="P8" draw:layer="layout" svg:width="4cm" svg:height="1cm" svg:x="11cm" svg:y="7cm">
            <draw:text-box>
              <text:p><text:span text:style-name="T5">18 months</text:span></text:p>
            </draw:text-box>
          </draw:frame>
          <draw:frame draw:style-name="gr2" draw:text-style-name="P8" draw:layer="layout" svg:width="4cm" svg:height="1cm" svg:x="17cm" svg:y="7cm">
            <draw:text-box>
              <text:p><text:span text:style-name="T5">... months</text:span></text:p>
            </draw:text-box>
          </draw:frame>
          <draw:line draw:style-name="gr10" draw:text-style-name="P15" draw:layer="layout" svg:x1="5cm" svg:y1="10cm" svg:x2="11cm" svg:y2="10cm">
            <text:p><text:span text:style-name="T9"><text:s/></text:span><text:span text:style-name="T9">business angels </text:span></text:p>
          </draw:line>
          <draw:line draw:style-name="gr10" draw:text-style-name="P15" draw:layer="layout" svg:x1="9cm" svg:y1="11cm" svg:x2="23cm" svg:y2="11cm">
            <text:p><text:span text:style-name="T9"><text:s/></text:span><text:span text:style-name="T9">venture capitalists </text:span></text:p>
          </draw:line>
          <draw:line draw:style-name="gr10" draw:text-style-name="P15" draw:layer="layout" svg:x1="5cm" svg:y1="12cm" svg:x2="23cm" svg:y2="12cm">
            <text:p><text:span text:style-name="T9"><text:s/></text:span><text:span text:style-name="T9">on average 5 to 8 years (and growing) </text:span></text:p>
          </draw:line>
          <draw:frame draw:style-name="gr2" draw:text-style-name="P17" draw:layer="layout" svg:width="4cm" svg:height="1cm" svg:x="23cm" svg:y="7cm">
            <draw:text-box>
              <text:p text:style-name="P16"><text:span text:style-name="T5">liquidity event</text:span></text:p>
            </draw:text-box>
          </draw:frame>
          <draw:line draw:style-name="gr6" draw:text-style-name="P13" draw:layer="layout" svg:x1="23cm" svg:y1="7.752cm" svg:x2="23cm" svg:y2="7.002cm">
            <text:p/>
          </draw:line>
          <draw:line draw:style-name="gr10" draw:text-style-name="P15" draw:layer="layout" svg:x1="5cm" svg:y1="4cm" svg:x2="11cm" svg:y2="4cm">
            <text:p><text:span text:style-name="T9"><text:s/></text:span><text:span text:style-name="T9">problem-solution fit </text:span></text:p>
          </draw:line>
          <draw:line draw:style-name="gr10" draw:text-style-name="P15" draw:layer="layout" svg:x1="11cm" svg:y1="4cm" svg:x2="17cm" svg:y2="4cm">
            <text:p><text:span text:style-name="T9"><text:s/></text:span><text:span text:style-name="T9">product-market fit </text:span></text:p>
          </draw:line>
          <draw:line draw:style-name="gr10" draw:text-style-name="P15" draw:layer="layout" svg:x1="17cm" svg:y1="4cm" svg:x2="23cm" svg:y2="4cm">
            <text:p><text:span text:style-name="T9"><text:s/></text:span><text:span text:style-name="T9">product-channel fit </text:span></text:p>
          </draw:line>
          <draw:frame draw:style-name="gr2" draw:text-style-name="P18" draw:layer="layout" svg:width="1.5cm" svg:height="1cm" svg:x="26cm" svg:y="7cm">
            <draw:text-box>
              <text:p text:style-name="P11"><text:span text:style-name="T5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ypes o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orms of Funding</text:p>
          </draw:text-box>
        </draw:frame>
        <draw:frame draw:style-name="standard" draw:layer="layout" svg:width="18cm" svg:height="10.036cm" svg:x="5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Type</text:span></text:p>
              </table:table-cell>
              <table:table-cell>
                <text:p text:style-name="P20"><text:span text:style-name="T10">Source</text:span></text:p>
              </table:table-cell>
            </table:table-row>
            <table:table-row table:style-name="ro1">
              <table:table-cell table:style-name="ce2">
                <text:p><text:span text:style-name="T11">Gift</text:span></text:p>
              </table:table-cell>
              <table:table-cell table:style-name="ce3">
                <text:list text:style-name="L2">
                  <text:list-item>
                    <text:p><text:span text:style-name="T8">Family</text:span></text:p>
                  </text:list-item>
                  <text:list-item>
                    <text:p><text:span text:style-name="T8">Public funders</text:span></text:p>
                  </text:list-item>
                  <text:list-item>
                    <text:p><text:span text:style-name="T8">Non-governmental funders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p><text:span text:style-name="T11">Debt</text:span></text:p>
              </table:table-cell>
              <table:table-cell table:style-name="ce5">
                <text:list text:continue-numbering="true" text:style-name="L2">
                  <text:list-item>
                    <text:p><text:span text:style-name="T8">Family, friends, and fools</text:span></text:p>
                  </text:list-item>
                  <text:list-item>
                    <text:p><text:span text:style-name="T8">Loans</text:span></text:p>
                  </text:list-item>
                </text:list>
              </table:table-cell>
            </table:table-row>
            <table:table-row table:style-name="ro2">
              <table:table-cell table:style-name="ce6">
                <text:p><text:span text:style-name="T11">Investment</text:span></text:p>
              </table:table-cell>
              <table:table-cell table:style-name="ce7">
                <text:list text:continue-numbering="true" text:style-name="L2">
                  <text:list-item>
                    <text:p><text:span text:style-name="T8">Business angels</text:span></text:p>
                  </text:list-item>
                  <text:list-item>
                    <text:p><text:span text:style-name="T8">Venture capitalist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Debt / Lenders</text:p>
          </draw:text-box>
        </draw:frame>
        <draw:frame presentation:style-name="pr1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Investments / Investors</text:p>
          </draw:text-box>
        </draw:frame>
        <draw:frame presentation:style-name="pr11" draw:layer="layout" svg:width="27cm" svg:height="11.5cm" svg:x="0.5cm" svg:y="2.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The Main P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Main Player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Business angels</text:p>
              </text:list-item>
              <text:list-item>
                <text:p>Venture capital firms</text:p>
              </text:list-item>
              <text:list-item>
                <text:p>Lawyers</text:p>
              </text:list-item>
              <text:list-item>
                <text:p>Professors and universities</text:p>
              </text:list-item>
              <text:list-item>
                <text:p>Professional organiz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Evaluation and Valu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Valuation Method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Cost of replacement (pre-seed)</text:p>
              </text:list-item>
              <text:list-item>
                <text:p>Revenue multiples (Series A onwards)</text:p>
              </text:list-item>
              <text:list-item>
                <text:p>Discounted cashflow (later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st of Replacement Method</text:p>
          </draw:text-box>
        </draw:frame>
        <draw:frame draw:style-name="standard" draw:layer="layout" svg:width="27cm" svg:height="10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0"><text:span text:style-name="T10">Asset</text:span></text:p>
              </table:table-cell>
              <table:table-cell>
                <text:p text:style-name="P20"><text:span text:style-name="T10">Cost of Replacment</text:span></text:p>
              </table:table-cell>
            </table:table-row>
            <table:table-row table:style-name="ro4">
              <table:table-cell table:style-name="ce8">
                <text:p><text:span text:style-name="T12">Source code</text:span></text:p>
              </table:table-cell>
              <table:table-cell table:style-name="ce3">
                <text:p><text:span text:style-name="T8"># person months x labor rate</text:span></text:p>
              </table:table-cell>
            </table:table-row>
            <table:table-row table:style-name="ro3">
              <table:table-cell table:style-name="ce9">
                <text:p><text:span text:style-name="T12">Machinery</text:span></text:p>
              </table:table-cell>
              <table:table-cell table:style-name="ce5">
                <text:p><text:span text:style-name="T8">Price according to price list</text:span></text:p>
                <text:p><text:span text:style-name="T8">Price according to market place</text:span></text:p>
              </table:table-cell>
            </table:table-row>
            <table:table-row table:style-name="ro1">
              <table:table-cell table:style-name="ce10">
                <text:p><text:span text:style-name="T12">Skilled labor</text:span></text:p>
              </table:table-cell>
              <table:table-cell table:style-name="ce7">
                <text:p><text:span text:style-name="T8">Recruiting cost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Revenue Multiples Method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Value of company = Revenue x Multiple</text:p>
                <text:list>
                  <text:list-item>
                    <text:p>Revenue is typically annual (maybe extrapolated) revenue</text:p>
                  </text:list-item>
                  <text:list-item>
                    <text:p>Multiple is a pre-determined factor based on the industry or other comparab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multiple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iscounted Cashflow Method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xx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Mechanics of a Funding Round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any Valuation Pre- and Post-Money</text:p>
          </draw:text-box>
        </draw:frame>
        <draw:frame draw:style-name="standard" draw:layer="layout" svg:width="17.999cm" svg:height="7.999cm" svg:x="5cm" svg:y="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2">
                <text:p><text:span text:style-name="T11">Pre-money valuation</text:span></text:p>
              </table:table-cell>
              <table:table-cell table:style-name="ce11">
                <text:p><text:span text:style-name="T11">€</text:span><text:span text:style-name="T11">4M</text:span></text:p>
              </table:table-cell>
            </table:table-row>
            <table:table-row table:style-name="ro5">
              <table:table-cell table:style-name="ce4">
                <text:p><text:span text:style-name="T11">Investment by investor</text:span></text:p>
              </table:table-cell>
              <table:table-cell table:style-name="ce12">
                <text:p><text:span text:style-name="T11">€</text:span><text:span text:style-name="T11">1M</text:span></text:p>
              </table:table-cell>
            </table:table-row>
            <table:table-row table:style-name="ro5">
              <table:table-cell table:style-name="ce13">
                <text:p><text:span text:style-name="T11">Post-money valuation</text:span></text:p>
              </table:table-cell>
              <table:table-cell table:style-name="ce14">
                <text:p><text:span text:style-name="T11">€</text:span><text:span text:style-name="T11">5M</text:span></text:p>
              </table:table-cell>
            </table:table-row>
            <table:table-row table:style-name="ro6">
              <table:table-cell table:style-name="ce4">
                <text:p><text:span text:style-name="T11">Equity stake to investor</text:span></text:p>
              </table:table-cell>
              <table:table-cell table:style-name="ce12">
                <text:p text:style-name="P20"><text:span text:style-name="T11">20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xample Term Sheet</text:p>
          </draw:text-box>
        </draw:frame>
        <draw:frame presentation:style-name="pr1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Cap(italization) Table</text:p>
          </draw:text-box>
        </draw:frame>
        <draw:frame presentation:style-name="pr11" draw:layer="layout" svg:width="27cm" svg:height="11.5cm" svg:x="0.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Expectations and Risk Profil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Risk Profiles and Conflicts Interes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Founders</text:p>
              </text:list-item>
              <text:list-item>
                <text:p>Business angels</text:p>
              </text:list-item>
              <text:list-item>
                <text:p>Early investors</text:p>
              </text:list-item>
              <text:list-item>
                <text:p>Late invest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Growth and Funding Time-lines 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Funding Over Tim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Phases, Duration</text:p>
              </text:list-item>
              <text:list-item>
                <text:p>Pre-Seed, Seed, Series A, B, C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startup time-line</text:p>
              </text:list-item>
              <text:list-item>
                <text:p>Types of funding</text:p>
              </text:list-item>
              <text:list-item>
                <text:p>The main players</text:p>
              </text:list-item>
              <text:list-item>
                <text:p>Evaluation and valuation</text:p>
              </text:list-item>
              <text:list-item>
                <text:p>The mechanics of a funding round</text:p>
              </text:list-item>
              <text:list-item>
                <text:p>Expectations and risk profiles</text:p>
              </text:list-item>
              <text:list-item>
                <text:p>Growth and funding time-lin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2" draw:layer="layout" svg:width="20cm" svg:height="4cm" svg:x="0cm" svg:y="11.75cm">
          <draw:text-box>
            <text:p text:style-name="P21"><text:span text:style-name="T13">DR</text:span></text:p>
          </draw:text-box>
        </draw:frame>
        <draw:frame presentation:style-name="pr14" draw:text-style-name="P23" draw:layer="layout" svg:width="27cm" svg:height="7cm" svg:x="0.5cm" svg:y="8cm" presentation:class="subtitle">
          <draw:text-box>
            <text:p text:style-name="P1"><text:span text:style-name="T14"><text:a xlink:href="mailto:dirk.riehle@fau.de" xlink:type="simple">dirk.riehle@fau.de</text:a></text:span><text:span text:style-name="T14"><text:s/>– </text:span><text:span text:style-name="T14"><text:a xlink:href="https://oss.cs.fau.de/" xlink:type="simple">https://oss.cs.fau.de</text:a></text:span></text:p>
            <text:p text:style-name="P1"><text:span text:style-name="T15"><text:a xlink:href="mailto:dirk@riehle.org" xlink:type="simple">dirk@riehle.org</text:a></text:span><text:span text:style-name="T15"><text:s/>– </text:span><text:span text:style-name="T15"><text:a xlink:href="https://dirkriehle.com/" xlink:type="simple">https://dirkriehle.com</text:a></text:span><text:span text:style-name="T15"><text:s/>– </text:span><text:span text:style-name="T15"><text:a xlink:href="http://twitter.com/dirkriehle" xlink:type="simple">@dirkriehle</text:a></text:span></text:p>
            <text:p text:style-name="P1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2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2:05:56.829192078</meta:creation-date>
    <meta:editing-duration>PT1H49M53S</meta:editing-duration>
    <meta:editing-cycles>17</meta:editing-cycles>
    <meta:generator>LibreOffice/6.0.7.3$Linux_X86_64 LibreOffice_project/00m0$Build-3</meta:generator>
    <dc:date>2020-11-28T14:31:34.578827355</dc:date>
    <meta:document-statistic meta:object-count="187"/>
  </office:meta>
</office:document-meta>
</file>